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_20_1">
      <style:text-properties officeooo:paragraph-rsid="0002039f"/>
    </style:style>
    <style:style style:name="P7" style:family="paragraph" style:parent-style-name="Heading_20_2">
      <style:text-properties officeooo:rsid="0002039f" officeooo:paragraph-rsid="0002039f"/>
    </style:style>
    <style:style style:name="P8" style:family="paragraph" style:parent-style-name="Text_20_body">
      <style:text-properties officeooo:rsid="0002039f" officeooo:paragraph-rsid="0002039f"/>
    </style:style>
    <style:style style:name="P9" style:family="paragraph" style:parent-style-name="Heading_20_2">
      <style:text-properties officeooo:rsid="000c603c" officeooo:paragraph-rsid="000c603c"/>
    </style:style>
    <style:style style:name="P10" style:family="paragraph" style:parent-style-name="Text_20_body">
      <style:text-properties officeooo:rsid="000c603c" officeooo:paragraph-rsid="000c603c"/>
    </style:style>
    <style:style style:name="P11" style:family="paragraph" style:parent-style-name="Text_20_body">
      <style:text-properties officeooo:rsid="00208be8" officeooo:paragraph-rsid="00208be8"/>
    </style:style>
    <style:style style:name="P12" style:family="paragraph" style:parent-style-name="Text_20_body">
      <style:text-properties officeooo:rsid="003da442" officeooo:paragraph-rsid="003da442"/>
    </style:style>
    <style:style style:name="P13" style:family="paragraph" style:parent-style-name="Heading_20_3">
      <style:text-properties officeooo:rsid="0033dc45" officeooo:paragraph-rsid="0033dc45"/>
    </style:style>
    <style:style style:name="P14" style:family="paragraph" style:parent-style-name="Text_20_body">
      <style:text-properties officeooo:rsid="00134fa3" officeooo:paragraph-rsid="00134fa3"/>
    </style:style>
    <style:style style:name="P15" style:family="paragraph" style:parent-style-name="Footnote">
      <style:text-properties officeooo:rsid="001e879c" officeooo:paragraph-rsid="001e879c"/>
    </style:style>
    <style:style style:name="P16" style:family="paragraph" style:parent-style-name="Text_20_body">
      <style:text-properties officeooo:rsid="001a23fc" officeooo:paragraph-rsid="001a23fc"/>
    </style:style>
    <style:style style:name="P17" style:family="paragraph" style:parent-style-name="Text_20_body">
      <style:text-properties officeooo:rsid="0024d790" officeooo:paragraph-rsid="0024d790"/>
    </style:style>
    <style:style style:name="P18" style:family="paragraph" style:parent-style-name="Text_20_body">
      <style:text-properties officeooo:rsid="004822bb" officeooo:paragraph-rsid="004822bb"/>
    </style:style>
    <style:style style:name="P19" style:family="paragraph" style:parent-style-name="Text_20_body">
      <style:text-properties officeooo:rsid="001befc6" officeooo:paragraph-rsid="001f9dce"/>
    </style:style>
    <style:style style:name="P20" style:family="paragraph" style:parent-style-name="Footnote">
      <style:text-properties officeooo:rsid="00208be8" officeooo:paragraph-rsid="00208be8"/>
    </style:style>
    <style:style style:name="P21" style:family="paragraph" style:parent-style-name="Footnote">
      <style:text-properties officeooo:rsid="002e9495" officeooo:paragraph-rsid="002e9495"/>
    </style:style>
    <style:style style:name="P22" style:family="paragraph" style:parent-style-name="Text_20_body">
      <style:text-properties officeooo:rsid="001e879c" officeooo:paragraph-rsid="001e879c"/>
    </style:style>
    <style:style style:name="P23" style:family="paragraph" style:parent-style-name="Text_20_body" style:list-style-name="L1">
      <style:text-properties officeooo:paragraph-rsid="00208be8"/>
    </style:style>
    <style:style style:name="P24" style:family="paragraph" style:parent-style-name="Text_20_body">
      <style:text-properties officeooo:rsid="002fb0e6" officeooo:paragraph-rsid="002fb0e6"/>
    </style:style>
    <style:style style:name="P25" style:family="paragraph" style:parent-style-name="Text_20_body">
      <style:text-properties officeooo:paragraph-rsid="00381449"/>
    </style:style>
    <style:style style:name="P26" style:family="paragraph" style:parent-style-name="Text_20_body">
      <style:text-properties officeooo:rsid="001befc6" officeooo:paragraph-rsid="0044d2d1"/>
    </style:style>
    <style:style style:name="P27" style:family="paragraph" style:parent-style-name="Text_20_body">
      <style:text-properties officeooo:rsid="0033dc45" officeooo:paragraph-rsid="0033dc45"/>
    </style:style>
    <style:style style:name="P28" style:family="paragraph" style:parent-style-name="Text_20_body">
      <style:text-properties officeooo:rsid="00485427" officeooo:paragraph-rsid="00485427"/>
    </style:style>
    <style:style style:name="P29" style:family="paragraph" style:parent-style-name="Heading_20_3">
      <style:text-properties officeooo:rsid="0041967b" officeooo:paragraph-rsid="0041967b"/>
    </style:style>
    <style:style style:name="P30" style:family="paragraph" style:parent-style-name="Text_20_body">
      <style:text-properties officeooo:paragraph-rsid="004822bb"/>
    </style:style>
    <style:style style:name="P31" style:family="paragraph" style:parent-style-name="Text_20_body">
      <style:text-properties officeooo:rsid="000b5e4d" officeooo:paragraph-rsid="000b5e4d"/>
    </style:style>
    <style:style style:name="P32" style:family="paragraph" style:parent-style-name="Heading_20_1">
      <style:text-properties officeooo:rsid="00328123" officeooo:paragraph-rsid="00328123"/>
    </style:style>
    <style:style style:name="P33" style:family="paragraph" style:parent-style-name="Text_20_body">
      <style:text-properties officeooo:rsid="00328123" officeooo:paragraph-rsid="00328123"/>
    </style:style>
    <style:style style:name="P34" style:family="paragraph" style:parent-style-name="Text_20_body">
      <style:text-properties officeooo:paragraph-rsid="00054d20"/>
    </style:style>
    <style:style style:name="P35" style:family="paragraph" style:parent-style-name="Text_20_body">
      <style:text-properties officeooo:rsid="0005ee21" officeooo:paragraph-rsid="00403218"/>
    </style:style>
    <style:style style:name="P36" style:family="paragraph" style:parent-style-name="Text_20_body">
      <style:text-properties officeooo:rsid="0005ee21" officeooo:paragraph-rsid="0005ee21"/>
    </style:style>
    <style:style style:name="P37" style:family="paragraph" style:parent-style-name="Text_20_body">
      <style:text-properties officeooo:rsid="0005ee21" officeooo:paragraph-rsid="002d3f20"/>
    </style:style>
    <style:style style:name="P38" style:family="paragraph" style:parent-style-name="Text_20_body">
      <style:text-properties officeooo:paragraph-rsid="0002039f"/>
    </style:style>
    <style:style style:name="P39" style:family="paragraph" style:parent-style-name="Heading_20_1">
      <style:text-properties officeooo:rsid="000eada9" officeooo:paragraph-rsid="000eada9"/>
    </style:style>
    <style:style style:name="P40" style:family="paragraph" style:parent-style-name="Text_20_body">
      <style:text-properties officeooo:rsid="000eada9" officeooo:paragraph-rsid="000eada9"/>
    </style:style>
    <style:style style:name="P41" style:family="paragraph" style:parent-style-name="Heading_20_1">
      <style:text-properties officeooo:rsid="0002039f" officeooo:paragraph-rsid="0002039f"/>
    </style:style>
    <style:style style:name="T1" style:family="text">
      <style:text-properties officeooo:rsid="001321ef"/>
    </style:style>
    <style:style style:name="T2" style:family="text">
      <style:text-properties officeooo:rsid="00060502"/>
    </style:style>
    <style:style style:name="T3" style:family="text">
      <style:text-properties officeooo:rsid="0009f05c"/>
    </style:style>
    <style:style style:name="T4" style:family="text">
      <style:text-properties officeooo:rsid="0002039f"/>
    </style:style>
    <style:style style:name="T5" style:family="text">
      <style:text-properties officeooo:rsid="0003f9aa"/>
    </style:style>
    <style:style style:name="T6" style:family="text">
      <style:text-properties officeooo:rsid="0010ac2d"/>
    </style:style>
    <style:style style:name="T7" style:family="text">
      <style:text-properties officeooo:rsid="000b5e4d"/>
    </style:style>
    <style:style style:name="T8" style:family="text">
      <style:text-properties officeooo:rsid="00307473"/>
    </style:style>
    <style:style style:name="T9" style:family="text">
      <style:text-properties officeooo:rsid="0016b064"/>
    </style:style>
    <style:style style:name="T10" style:family="text">
      <style:text-properties officeooo:rsid="0017ace0"/>
    </style:style>
    <style:style style:name="T11" style:family="text">
      <style:text-properties fo:font-weight="bold" style:font-weight-asian="bold" style:font-weight-complex="bold"/>
    </style:style>
    <style:style style:name="T12" style:family="text">
      <style:text-properties officeooo:rsid="002e9495"/>
    </style:style>
    <style:style style:name="T13" style:family="text">
      <style:text-properties officeooo:rsid="001befc6"/>
    </style:style>
    <style:style style:name="T14" style:family="text">
      <style:text-properties officeooo:rsid="001d5b14"/>
    </style:style>
    <style:style style:name="T15" style:family="text">
      <style:text-properties officeooo:rsid="001f9dce"/>
    </style:style>
    <style:style style:name="T16" style:family="text">
      <style:text-properties officeooo:rsid="00208be8"/>
    </style:style>
    <style:style style:name="T17" style:family="text">
      <style:text-properties officeooo:rsid="001e879c"/>
    </style:style>
    <style:style style:name="T18" style:family="text">
      <style:text-properties officeooo:rsid="0021d35d"/>
    </style:style>
    <style:style style:name="T19" style:family="text">
      <style:text-properties officeooo:rsid="0041e94f"/>
    </style:style>
    <style:style style:name="T20" style:family="text">
      <style:text-properties officeooo:rsid="002a8b9f"/>
    </style:style>
    <style:style style:name="T21" style:family="text">
      <style:text-properties officeooo:rsid="00381449"/>
    </style:style>
    <style:style style:name="T22" style:family="text">
      <style:text-properties officeooo:rsid="0041967b"/>
    </style:style>
    <style:style style:name="T23" style:family="text">
      <style:text-properties officeooo:rsid="00479e30"/>
    </style:style>
    <style:style style:name="T24" style:family="text">
      <style:text-properties officeooo:rsid="00492c76"/>
    </style:style>
    <style:style style:name="T25" style:family="text">
      <style:text-properties officeooo:rsid="00134fa3"/>
    </style:style>
    <style:style style:name="T26" style:family="text">
      <style:text-properties officeooo:rsid="0029ad75"/>
    </style:style>
    <style:style style:name="T27" style:family="text">
      <style:text-properties officeooo:rsid="0039d408"/>
    </style:style>
    <style:style style:name="T28" style:family="text">
      <style:text-properties officeooo:rsid="002d3f20"/>
    </style:style>
    <style:style style:name="T29" style:family="text">
      <style:text-properties officeooo:rsid="00121fc0"/>
    </style:style>
    <style:style style:name="T30" style:family="text">
      <style:text-properties officeooo:rsid="003f2044"/>
    </style:style>
    <style:style style:name="T31" style:family="text">
      <style:text-properties officeooo:rsid="003ad62a"/>
    </style:style>
    <style:style style:name="T32" style:family="text">
      <style:text-properties officeooo:rsid="0005ee21"/>
    </style:style>
    <style:style style:name="T33" style:family="text">
      <style:text-properties officeooo:rsid="00054d20"/>
    </style:style>
    <style:style style:name="T34" style:family="text">
      <style:text-properties officeooo:rsid="001518b6"/>
    </style:style>
    <style:style style:name="T35" style:family="text">
      <style:text-properties officeooo:rsid="0018494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4_1724059248" text:style-name="Index_20_Link" text:visited-style-name="Index_20_Link">Présentation (Quentin &amp; Kheira)<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3</text:a></text:p>
          <text:p text:style-name="P3"><text:a xlink:type="simple" xlink:href="#__RefHeading___Toc168_1724059248" text:style-name="Index_20_Link" text:visited-style-name="Index_20_Link">Réalisations (Quentin)<text:tab/>3</text:a></text:p>
          <text:p text:style-name="P4"><text:a xlink:type="simple" xlink:href="#__RefHeading___Toc998_11687079" text:style-name="Index_20_Link" text:visited-style-name="Index_20_Link">Œuvres<text:tab/>3</text:a></text:p>
          <text:p text:style-name="P4"><text:a xlink:type="simple" xlink:href="#__RefHeading___Toc718_11687079" text:style-name="Index_20_Link" text:visited-style-name="Index_20_Link">Savoir-faire de l’entreprise<text:tab/>6</text:a></text:p>
          <text:p text:style-name="P3"><text:a xlink:type="simple" xlink:href="#__RefHeading___Toc1239_181388534" text:style-name="Index_20_Link" text:visited-style-name="Index_20_Link">Concurents (Quentin ?)<text:tab/>6</text:a></text:p>
          <text:p text:style-name="P3"><text:a xlink:type="simple" xlink:href="#__RefHeading___Toc724_11687079" text:style-name="Index_20_Link" text:visited-style-name="Index_20_Link">Résultats<text:tab/>6</text:a></text:p>
          <text:p text:style-name="P4"><text:a xlink:type="simple" xlink:href="#__RefHeading___Toc1281_11687079" text:style-name="Index_20_Link" text:visited-style-name="Index_20_Link">Prix et nominations (Ethan)<text:tab/>6</text:a></text:p>
          <text:p text:style-name="P4"><text:a xlink:type="simple" xlink:href="#__RefHeading___Toc1283_11687079" text:style-name="Index_20_Link" text:visited-style-name="Index_20_Link">Évolutions des résultats financiers (Ethan)<text:tab/>7</text:a></text:p>
          <text:p text:style-name="P3"><text:a xlink:type="simple" xlink:href="#__RefHeading___Toc172_1724059248" text:style-name="Index_20_Link" text:visited-style-name="Index_20_Link">Studios<text:tab/>7</text:a></text:p>
          <text:p text:style-name="P4"><text:a xlink:type="simple" xlink:href="#__RefHeading___Toc726_11687079" text:style-name="Index_20_Link" text:visited-style-name="Index_20_Link">Organigramme (Gabin)<text:tab/>7</text:a></text:p>
          <text:p text:style-name="P4"><text:a xlink:type="simple" xlink:href="#__RefHeading___Toc728_11687079" text:style-name="Index_20_Link" text:visited-style-name="Index_20_Link">Rôles (Quentin)<text:tab/>7</text:a></text:p>
          <text:p text:style-name="P4"><text:a xlink:type="simple" xlink:href="#__RefHeading___Toc730_11687079" text:style-name="Index_20_Link" text:visited-style-name="Index_20_Link">Salariés (Ethan)<text:tab/>8</text:a></text:p>
          <text:p text:style-name="P4"><text:a xlink:type="simple" xlink:href="#__RefHeading___Toc732_11687079" text:style-name="Index_20_Link" text:visited-style-name="Index_20_Link">Culture d’entreprise (Kheira)<text:tab/>8</text:a></text:p>
          <text:p text:style-name="P3"><text:a xlink:type="simple" xlink:href="#__RefHeading___Toc2518_11687079" text:style-name="Index_20_Link" text:visited-style-name="Index_20_Link">Engagement écologique (Gabin)<text:tab/>8</text:a></text:p>
          <text:p text:style-name="P4"><text:a xlink:type="simple" xlink:href="#__RefHeading___Toc2291_784684721" text:style-name="Index_20_Link" text:visited-style-name="Index_20_Link">Under the Waves<text:tab/>8</text:a></text:p>
          <text:p text:style-name="P4"><text:a xlink:type="simple" xlink:href="#__RefHeading___Toc2293_784684721" text:style-name="Index_20_Link" text:visited-style-name="Index_20_Link">Mesures concrètes<text:tab/>8</text:a></text:p>
          <text:p text:style-name="P3"><text:a xlink:type="simple" xlink:href="#__RefHeading___Toc174_1724059248" text:style-name="Index_20_Link" text:visited-style-name="Index_20_Link">Conclusion (Kheira)<text:tab/>9</text:a></text:p>
          <text:p text:style-name="P3"><text:a xlink:type="simple" xlink:href="#__RefHeading___Toc734_11687079" text:style-name="Index_20_Link" text:visited-style-name="Index_20_Link">Tables des illustrations et figures<text:tab/>10</text:a></text:p>
          <text:p text:style-name="P3"><text:a xlink:type="simple" xlink:href="#__RefHeading___Toc736_11687079" text:style-name="Index_20_Link" text:visited-style-name="Index_20_Link">Sitographie<text:tab/>11</text:a></text:p>
        </text:index-body>
      </text:table-of-content>
      <text:p text:style-name="P1"/>
      <text:h text:style-name="P5"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Detroit: Become Human et Heavy Rai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Under the Waves" et des mesures concrètes.</text:p>
      <text:h text:style-name="P6" text:outline-level="1"><text:bookmark-start text:name="__RefHeading___Toc162_1724059248"/><text:span text:style-name="T3">L</text:span>’entreprise<text:bookmark-end text:name="__RefHeading___Toc162_1724059248"/></text:h>
      <text:h text:style-name="Heading_20_2" text:outline-level="2"><text:bookmark-start text:name="__RefHeading___Toc164_1724059248"/>P<text:span text:style-name="T4">résentation (Quentin &amp; Kheira)</text:span><text:bookmark-end text:name="__RefHeading___Toc164_1724059248"/></text:h>
      <text:p text:style-name="Text_20_body">- <text:span text:style-name="T5">nom</text:span></text:p>
      <text:p text:style-name="Text_20_body">- <text:span text:style-name="T5">siège sociale et date de création</text:span></text:p>
      <text:p text:style-name="Text_20_body">- <text:span text:style-name="T5">secteur d’activité </text:span><text:span text:style-name="T3">=&gt; jeux vidéos / divertissement</text:span></text:p>
      <text:h text:style-name="P7" text:outline-level="2"><text:bookmark-start text:name="__RefHeading___Toc166_1724059248"/>Histoire (Kheira)<text:bookmark-end text:name="__RefHeading___Toc166_1724059248"/></text:h>
      <text:p text:style-name="P8">- <text:span text:style-name="T3">histoire de la création</text:span></text:p>
      <text:p text:style-name="P8">- <text:span text:style-name="T3">création de spotlight by quantic dream</text:span></text:p>
      <text:h text:style-name="P9" text:outline-level="2"><text:bookmark-start text:name="__RefHeading___Toc1279_11687079"/>Fonctionnement <text:span text:style-name="T6">(Quentin)</text:span><text:bookmark-end text:name="__RefHeading___Toc1279_11687079"/></text:h>
      <text:p text:style-name="P10">- studio =&gt; un éditeur qui paye pour le dev</text:p>
      <text:p text:style-name="P10">- éditeur =&gt; d’où viennent les fonds ?</text:p>
      <text:h text:style-name="Heading_20_1" text:outline-level="1"><text:bookmark-start text:name="__RefHeading___Toc168_1724059248"/><text:span text:style-name="T7">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1">((Ajouter des images))</text:p>
      <text:p text:style-name="P12">((utiliser bas de page que pour les définitions et non les ressources =&gt; sitographies, annexe))</text:p>
      <text:h text:style-name="P13" text:outline-level="3"><text:bookmark-start text:name="__RefHeading___Toc1235_181388534"/><text:soft-page-break/>Développé par Quantic Dream<text:bookmark-end text:name="__RefHeading___Toc1235_181388534"/></text:h>
      <text:h text:style-name="Heading_20_4" text:outline-level="4"><text:bookmark-start text:name="__RefHeading___Toc1013_784684721"/><text:span text:style-name="T8">Omikron : </text:span>The Nomad Souls<text:bookmark-end text:name="__RefHeading___Toc1013_784684721"/></text:h>
      <text:p text:style-name="P14">« <text:span text:style-name="T8">Omikron : </text:span>The Nomad Soul<text:span text:style-name="T9">s</text:span> » est le premier jeu développé par Quantic Dream. <text:span text:style-name="T9">Sortie</text:span> en 1999 <text:span text:style-name="T9">sur Windows, celui-ci sera porté sur Dreamcast en 2000.C'est un jeu d'action-aventure dans lequel l'aspect narratif a une place importante. C’est en 1994 que David Cage commence a travailler sur le scenario du jeu et en 1997 qu’il signe le contrat d’édition avec Eidos Interactive. De par son originalité et l'importance apportée à l’aspect artistique (musique, narration), « </text:span><text:span text:style-name="T8">Omikron : </text:span><text:span text:style-name="T9">The Nomad Souls » installe Quantic Dream dans le paysage vidéoludique français. </text:span><text:span text:style-name="T10">En effet, malgré une maniabilité et un gameplay</text:span><text:span text:style-name="T10"><text:note text:id="ftn1" text:note-class="footnote"><text:note-citation>1</text:note-citation><text:note-body><text:p text:style-name="P15">Le <text:span text:style-name="T11">gameplay</text:span> regroupe les caractéristiques d’un jeu vidéo liée à la façon dont on y joue (Quelles sont les actions disponibles et comment les réaliser)</text:p></text:note-body></text:note></text:span><text:span text:style-name="T10"> décevant, les musiques composées par le célèbre David Bowie et Reeves Gabrels ont marqué l’esprit des joueurs. </text:span><text:span text:style-name="T12">Il s’écoule à 600 000 exemplaires et ne représente donc pas un gros succès commercial.</text:span></text:p>
      <text:h text:style-name="Heading_20_4" text:outline-level="4"><text:bookmark-start text:name="__RefHeading___Toc1015_784684721"/>Fahrenheit<text:bookmark-end text:name="__RefHeading___Toc1015_784684721"/></text:h>
      <text:p text:style-name="P16">Sorti en 2005 et publié par Atari, « Fahrenheit » est un jeu d’aventure pour lequel l’aspect narratif est là encore au cœur du jeu. Cette fois-ci, une attention particulière est apporté à la mise en scène. Quantic Dream innove au niveau du gameplay en <text:span text:style-name="T13">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13">On remarque déjà avec ce second jeu que Quantic Dream se spécialise dans les jeux narratifs. </text:span><text:span text:style-name="T12">Avec « Fahrenheit » Quantic Dream fait légèrement mieux que précédemment avec plus d’un million d’exemplaires vendu.</text:span></text:p>
      <text:h text:style-name="Heading_20_4" text:outline-level="4"><text:bookmark-start text:name="__RefHeading___Toc1017_784684721"/>Heavy Rain<text:bookmark-end text:name="__RefHeading___Toc1017_784684721"/></text:h>
      <text:p text:style-name="P17">((image =&gt; <text:a xlink:type="simple" xlink:href="https://youtu.be/l1tO_Z_CYxw?t=17221" text:style-name="Internet_20_link" text:visited-style-name="Visited_20_Internet_20_Link">https://youtu.be/l1tO_Z_CYxw?t=17221</text:a> ET celui sur le site))</text:p>
      <text:p text:style-name="P18">((Italique plutot que guillemets pour le nom des jeux))</text:p>
      <text:p text:style-name="P19">Suite au succès de leurs précédant jeu, le studio s’accorda <text:span text:style-name="T14">deux</text:span> ans de pause durant lesquelles ils travaillèrent sur de petits projets, laboratoire<text:span text:style-name="T14">s</text:span>, concernant leur moteur de jeu <text:span text:style-name="T14">pour</text:span> la Playstation 3. C’est donc en 2010 après <text:span text:style-name="T14">trois</text:span> ans de développement que sort « Heavy Rain »<text:span text:style-name="T14"> </text:span>sur Playstation 3. <text:span text:style-name="T15">Fort de 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16">e</text:span>play. En effet, celui-ci est composé uniquement de QTE<text:note text:id="ftn2" text:note-class="footnote"><text:note-citation>2</text:note-citation><text:note-body><text:p text:style-name="P20">Un <text:span text:style-name="T11">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14">Ici aussi, l’immersion est primordiale pour que ces décisions et leurs conséquences implique émotionnellement le joueur. </text:span><text:span text:style-name="T12">Le studio s’améliore là encore avec plus de 4,5 millions de ventes comptabilisé en 2017</text:span><text:span text:style-name="T12"><text:note text:id="ftn3" text:note-class="footnote"><text:note-citation>3</text:note-citation><text:note-body><text:p text:style-name="P21">Post Facebook datant du 31 mars 2017 provenant du compte officiel de Quantic Dream : <text:a xlink:type="simple" xlink:href="https://www.facebook.com/100044613241450/posts/1412394988840735/" text:style-name="Internet_20_link" text:visited-style-name="Visited_20_Internet_20_Link">https://www.facebook.com/100044613241450/posts/1412394988840735/</text:a></text:p></text:note-body></text:note></text:span><text:span text:style-name="T12">.</text:span></text:p>
      <text:h text:style-name="Heading_20_4" text:outline-level="4"><text:bookmark-start text:name="__RefHeading___Toc1019_784684721"/><text:soft-page-break/>Beyond : Two Souls<text:bookmark-end text:name="__RefHeading___Toc1019_784684721"/></text:h>
      <text:p text:style-name="P22">Les succès précédant conforte Quantic Dream dans une position de leader dans le domaine des jeux narratifs et leur permettent notamment d’engager les célèbres acteurs Elliot Page et Willem Dafoe pour le nouveau jeu « Beyond : Two Souls » sortie en 2013 sur Playstation 3. Dans ce jeu, Quantic Dream continue d’exceller au niveau de la narration et raconte l’histoire sombre d’une jeune femme possédant des pouvoirs surnaturels.</text:p>
      <text:p text:style-name="P22">Néanmoins, cette fois-ci, le gameplay est de nouveau mis en avant, en effet, ce jeu est catégorisé film interactif mais aussi jeu d’action-aventure. Le gameplay est composé de 2 parties :</text:p>
      <text:list text:style-name="L1">
        <text:list-item>
          <text:p text:style-name="P23"><text:span text:style-name="T16">L</text:span><text:span text:style-name="T17">a première correspond à contrôler le personnage principal, on peut donc se déplacer, interagir avec l’environnement et réagir à des QTE.</text:span></text:p>
        </text:list-item>
        <text:list-item>
          <text:p text:style-name="P23"><text:span text:style-name="T16">L</text:span><text:span text:style-name="T17">a deuxième partie correspond à ces capacités surnaturelles. </text:span><text:span text:style-name="T16">D</text:span><text:span text:style-name="T17">ans ce mode de jeu, la caméra se détache du personnage principal et le joueur peut donc se déplacer librement. </text:span><text:span text:style-name="T18">Il peut donc traverser d</text:span><text:span text:style-name="T17">es murs, déplacer des objets </text:span><text:span text:style-name="T19">ou même</text:span><text:span text:style-name="T17"> prendre le contrôle d’autres personnage</text:span><text:span text:style-name="T19">s</text:span><text:span text:style-name="T17">.</text:span></text:p>
        </text:list-item>
      </text:list>
      <text:p text:style-name="P22">La qualité narrative associée à cette mécanique de jeu innovante sont les raisons du succès commercial du jeu, entraînant les années suivantes un portage sur Playstation 4 et Windows.</text:p>
      <text:p text:style-name="P24">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text:note text:id="ftn4" text:note-class="footnote"><text:note-citation>4</text:note-citation><text:note-body><text:p text:style-name="Footnote"><text:a xlink:type="simple" xlink:href="https://gamingbolt.com/beyond-two-souls-sold-2-8-million-copies" text:style-name="Internet_20_link" text:visited-style-name="Visited_20_Internet_20_Link">https://gamingbolt.com/beyond-two-souls-sold-2-8-million-copies</text:a> </text:p></text:note-body></text:note><text:note text:id="ftn5" text:note-class="footnote"><text:note-citation>5</text:note-citation><text:note-body><text:p text:style-name="Footnote"><text:a xlink:type="simple" xlink:href="https://www.gamereactor.eu/beyond-two-souls-reportedly-sold-28-million-copies-so-far/" text:style-name="Internet_20_link" text:visited-style-name="Visited_20_Internet_20_Link">https://www.gamereactor.eu/beyond-two-souls-reportedly-sold-28-million-copies-so-far/</text:a></text:p></text:note-body></text:note>.</text:p>
      <text:h text:style-name="Heading_20_4" text:outline-level="4"><text:bookmark-start text:name="__RefHeading___Toc1021_784684721"/>Detroit : Become Human<text:bookmark-end text:name="__RefHeading___Toc1021_784684721"/></text:h>
      <text:p text:style-name="P22">Édité par Sony Interactive Entertainment, « Detroit Become Human » 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20">s</text:span> développements pour produire ce jeu à embranchements narratifs dans lequel l’histoire poignante à su marquer l’esprit des joueurs. C’est ainsi le plus gros succès du studio avec <text:span text:style-name="T20">plus de dix millions de copies vendue à la date du 7 octobre 2024</text:span><text:span text:style-name="T20"><text:note text:id="ftn6" text:note-class="footnote"><text:note-citation>6</text:note-citation><text:note-body><text:p text:style-name="Footnote"><text:span text:style-name="T20">Post de Guillaume de Fondaumière, Directeur Général de Quantic Dream, le 07 octobre 2024 : </text:span><text:a xlink:type="simple" xlink:href="https://x.com/GdeFondaumiere/status/1843335782947532811" text:style-name="Internet_20_link" text:visited-style-name="Visited_20_Internet_20_Link">https://x.com/GdeFondaumiere/status/1843335782947532811</text:a></text:p></text:note-body></text:note></text:span>.</text:p>
      <text:h text:style-name="Heading_20_4" text:outline-level="4"><text:bookmark-start text:name="__RefHeading___Toc1023_784684721"/>Star Wars Eclipse<text:bookmark-end text:name="__RefHeading___Toc1023_784684721"/></text:h>
      <text:p text:style-name="P25">Grâce à leurs succès précédents et à la crédibilité acquise, Quantic Dream a établi un partenariat avec Disney et Lucasfilm, et travaille actuellement sur leur nouveau jeu intitulé « Star Wars Eclipse ». La sortie du jeu est prévu vers 2027 et aura un impact important vis-à-vis de l’image du studio. En effet, avec leurs précédents succès « Detroit Become Human » les attentes du public, concernant un jeu <text:span text:style-name="T21">S</text:span>tar <text:span text:style-name="T21">W</text:span>ars d’autant plus, sont élevées.</text:p>
      <text:p text:style-name="P25">On remarque que pour ces studios qui ne développent pas de jeu de façon parallèle et dont les sorties sont très espacées dans le temps, le succès commercial de chacun des jeux est très important pour l’entreprise.</text:p>
      <text:h text:style-name="P13" text:outline-level="3"><text:bookmark-start text:name="__RefHeading___Toc1237_181388534"/><text:soft-page-break/>Spotlight <text:span text:style-name="T22">b</text:span>y Quantic Dream<text:bookmark-end text:name="__RefHeading___Toc1237_181388534"/></text:h>
      <text:p text:style-name="P26">((ventes?))</text:p>
      <text:p text:style-name="P27">En 2019, Quantic Dream décide d’autopublier les portages sur Windows de « Heavy Rains », « Beyond : Two Souls » et « Detroit : Become Human ». Suite à cela, la création du label « Spotlight <text:span text:style-name="T22">b</text:span>y Quantic Dream » permet à l’entreprise de se positionner en tant qu’éditeur. Quantic Dream a donc, via son label d’édition tiers, travaillé sur 4 projets dont les dates de sorties se situe entre 2019 et 2024. <text:span text:style-name="T23">Ces quatre jeux, ont été reçus très positivement par le public.</text:span></text:p>
      <text:h text:style-name="Heading_20_2" text:outline-level="2"><text:bookmark-start text:name="__RefHeading___Toc718_11687079"/>Savoir-faire de l’entreprise<text:bookmark-end text:name="__RefHeading___Toc718_11687079"/></text:h>
      <text:p text:style-name="P28">((Petite intro concernant cette partie))</text:p>
      <text:h text:style-name="P29" text:outline-level="3"><text:bookmark-start text:name="__RefHeading___Toc1498_2273139641"/>Narration<text:bookmark-end text:name="__RefHeading___Toc1498_2273139641"/></text:h>
      <text:p text:style-name="P30">Le savoir-faire du studio dans la narration provient des apprentissages liés à toutes les œuvres réalisées. Chaque jeu développé par le studio a permis d’aborder un angle différent avec plus ou moins d’innovation du côté du gameplay ou de la narration. Certains comme « Heavy Rain » était basé sur la narration principalement alors que d’autres tel que « Beyond : Two Souls » avaient un gameplay plus riche.</text:p>
      <text:p text:style-name="P30">Detroit Become Human est considéré comme le jeu dans lequel le studio à réussi à mettre en œuvre toutes ses qualités, et est donc en quelque sorte le résultat de toutes ces années d’expériences.</text:p>
      <text:p text:style-name="P30">Ce savoir-faire est inégalé parmi la concurrence, en effet aucun autre studio n’a un tel palmarès en matière de jeux narratifs. <text:span text:style-name="T24">On peut aussi noter une certaine constance concernant l’équipe de développement avec notamment David Cage en tant que réalisateur sur tous les projets.</text:span></text:p>
      <text:h text:style-name="P29" text:outline-level="3"><text:bookmark-start text:name="__RefHeading___Toc1500_2273139641"/>Motion capture<text:bookmark-end text:name="__RefHeading___Toc1500_2273139641"/></text:h>
      <text:p text:style-name="P31">- motion capture <text:span text:style-name="T17">(</text:span><text:a xlink:type="simple" xlink:href="https://fr.wikipedia.org/wiki/Quantic_Dream#Capture_de_mouvement" text:style-name="Internet_20_link" text:visited-style-name="Visited_20_Internet_20_Link"><text:span text:style-name="T17">https://fr.wikipedia.org/wiki/Quantic_Dream#Capture_de_mouvement</text:span></text:a><text:span text:style-name="T17">)</text:span></text:p>
      <text:p text:style-name="P31"><text:span text:style-name="T17">(</text:span><text:a xlink:type="simple" xlink:href="https://www.quanticdream.com/en/about-motion-capture" text:style-name="Internet_20_link" text:visited-style-name="Visited_20_Internet_20_Link">https://www.quanticdream.com/en/about-motion-capture</text:a><text:span text:style-name="T17">)</text:span></text:p>
      <text:p text:style-name="P31"><text:span text:style-name="T16">(</text:span>https://www.cnc.fr/jeu-video/actualites/the-nomad-soul--david-cage-revient-sur-la-creation-de-son-jeu-precurseur_1196949<text:span text:style-name="T16">)</text:span></text:p>
      <text:p text:style-name="P31"/>
      <text:p text:style-name="P11">utilsé depuis the nomad souls</text:p>
      <text:h text:style-name="P32" text:outline-level="1"><text:bookmark-start text:name="__RefHeading___Toc1239_181388534"/>Concurrents (Quentin ?)<text:bookmark-end text:name="__RefHeading___Toc1239_181388534"/></text:h>
      <text:p text:style-name="P33">- listing france / international</text:p>
      <text:p text:style-name="P33">- specifique jeux naratifs</text:p>
      <text:h text:style-name="Heading_20_1" text:outline-level="1"><text:bookmark-start text:name="__RefHeading___Toc724_11687079"/><text:soft-page-break/>Résultats<text:bookmark-end text:name="__RefHeading___Toc724_11687079"/></text:h>
      <text:h text:style-name="P9" text:outline-level="2"><text:bookmark-start text:name="__RefHeading___Toc1281_11687079"/>Prix et nominations <text:span text:style-name="T25">(</text:span><text:span text:style-name="T10">Ethan</text:span><text:span text:style-name="T25">)</text:span><text:bookmark-end text:name="__RefHeading___Toc1281_11687079"/></text:h>
      <text:p text:style-name="P34">Depuis 1999, Quantic Dream a toujours su créer des jeux appréciés par la critique, <text:span text:style-name="T26">m</text:span>ais cela ne lui permit d’obtenir des awards à l’échelle nationale. <text:span text:style-name="T26">E</text:span>n 2010, Heavy Rain fut nominé au Spike Game Award dans la catégorie meilleure graphique mais finira à la seconde place. En 2013, Beyond: Two So<text:span text:style-name="T26">u</text:span>ls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meilleures performances d'acteur de Connor par Bryan Dechart", "Meilleure Narration" et "Meilleure réalisation". Néanmoins, au Ping Award, le jeu fait sensation, sur ces 3 nominations dans les catégories de la meilleure bande son, des meilleurs graphismes et du meilleur jeu sur console, Le jeu en remporta 2 et finira récompensé du meilleur jeu de l'année ainsi qu'un awards d'honneur pour david Cage le président de Quantic Dream. On peut donc constater que les investissements de l'entreprise dans la capture de mouvement et dans leurs moteurs de jeu est bénéfique</text:p>
      <text:h text:style-name="P9" text:outline-level="2"><text:bookmark-start text:name="__RefHeading___Toc1283_11687079"/>Évolutions des résultats financiers <text:span text:style-name="T25">(Ethan)</text:span><text:bookmark-end text:name="__RefHeading___Toc1283_11687079"/></text:h>
      <text:p text:style-name="P10">Quantic Dream est une entreprise majeure dans l’industrie du jeu vidéo en France. Elle est également une entreprise qui crée de l’emploi. En 2021, elle possédait 180 salariés et recherche activement de nouveau<text:span text:style-name="T27">x</text:span> profile. Quantic Dream augmente sa masse salariale de manière notable avec 13.6 M en 2021 ce qui mon une croissance significative.</text:p>
      <text:p text:style-name="P10">Depuis sa création en 1997, Quantic Dream a su créer des jeux bien accueillis par les critiques ce qui permit au studio de fonder une certaine notoriété. C’est à partir de 2010 avec la sortie d'Heavy <text:span text:style-name="T27">R</text:span>ain que le studio se développe, le jeu étant un succès vendu a plus de 5 Millions d’exemplaires. <text:span text:style-name="T27">I</text:span>l permit au studio de se fonder une base financière solide et de consolider sa réputation. C’est à partir de 2018 avec la sortie de Detroit : Become Human que le studio connut un réel succès. En effet le jeu est très bien accueilli par la critique. Il dépassa les <text:span text:style-name="T27">10</text:span> <text:span text:style-name="T27">m</text:span>illions d’unités vendu en 202<text:span text:style-name="T27">4</text:span> ce qui est encore <text:span text:style-name="T27">aujourd’hui</text:span> le titre le plus vendu du studio. En 2019 le Studio se diversifie et rompt son contrat d’exclusivité avec Sony <text:span text:style-name="T27">p</text:span>our accepter une prise de participation de NetEase. La même année, Quantic Dream conclut un contrat avec Epic Games. Le studio devient alors indépendant en 2019. En 2021, elle obtient un chiffre d’affaires de 10.8 <text:span text:style-name="T27">m</text:span>illions d’euros, <text:span text:style-name="T27">ce</text:span> qui représente une légère baisse par rapport à 2020 avec 12.5 <text:span text:style-name="T27">m</text:span>illions d’euros. Cependant elle réalise une marge record de 51.9% en 2021. Ce qui permet a l’entreprise d’avoir 39.2 <text:span text:style-name="T27">m</text:span>illions d’euros en fonds propre.</text:p>
      <text:p text:style-name="P10">Depuis 2015, le marché du jeu vidéo se porte très bien mais n’augmente plus depuis 2019 et augmente d’environ 9 % par an notamment avec l’arrivée des « <text:span text:style-name="T27">g</text:span>ame as servi<text:span text:style-name="T27">c</text:span>e » ou « jeux service » en français dont le plus connu est <text:span text:style-name="T27">F</text:span>ortnite. <text:span text:style-name="T27">L</text:span>e marché du jeu vidéo représentait en 2023 environ 187 <text:span text:style-name="T27">m</text:span>illiards de dollars.</text:p>
      <text:p text:style-name="P10">Si nous nous fions aux chiffres disponibles sur Quantic <text:span text:style-name="T27">D</text:span>ream, l’entreprise suit le marché, en effet son chiffre d’affaires a été divisé par deux entre 2017 et 2018 ce qui représente une baisse plus que <text:soft-page-break/>significative. En 2019 l’entreprise réalisera sa première grande levée de fonds de 4 millions d’euros ce qui lui permit de rester stable avec <text:span text:style-name="T27">des</text:span> ventes continue de Detroit : Become Human. Selon les derniers chiffres, le chiffre d’affaires de Quantic Dream a chuté de 23 % entre 2020 et 2021, le résultat net lui, reste stable depuis 2019 à environ 5,5 Millions. De plus l’entreprise NetEase a fait l’acquisition du studio en 2022 pour près de 100 millions d’euros</text:p>
      <text:h text:style-name="Heading_20_1" text:outline-level="1"><text:bookmark-start text:name="__RefHeading___Toc172_1724059248"/>Studios<text:bookmark-end text:name="__RefHeading___Toc172_1724059248"/></text:h>
      <text:h text:style-name="Heading_20_2" text:outline-level="2"><text:bookmark-start text:name="__RefHeading___Toc726_11687079"/>Organigramme <text:span text:style-name="T28">(Gabin)</text:span><text:bookmark-end text:name="__RefHeading___Toc726_11687079"/></text:h>
      <text:h text:style-name="Heading_20_2" text:outline-level="2"><text:bookmark-start text:name="__RefHeading___Toc728_11687079"/>Rôles <text:span text:style-name="T28">(Quentin)</text:span><text:bookmark-end text:name="__RefHeading___Toc728_11687079"/></text:h>
      <text:p text:style-name="Text_20_body">- <text:span text:style-name="T29">en général dans un studio de dev (dev, artiste, ingénieur son, designer, …)</text:span></text:p>
      <text:p text:style-name="Text_20_body">- <text:span text:style-name="T29">spécifique si possible</text:span></text:p>
      <text:h text:style-name="Heading_20_2" text:outline-level="2"><text:bookmark-start text:name="__RefHeading___Toc730_11687079"/>Salariés <text:span text:style-name="T28">(Ethan)</text:span><text:bookmark-end text:name="__RefHeading___Toc730_11687079"/></text:h>
      <text:p text:style-name="P35">La masse <text:span text:style-name="T30">s</text:span>alariale a subi des baisses notamment à cause du Covid-19 passant de 188 à 115, Une baisse qui sera compensée dans le temps puisque entre 2019 et 2021, le nombre d’employés est monté à 180 et a certainement encore grimpé avec l<text:span text:style-name="T31">a création du</text:span> studio <text:span text:style-name="T31">de</text:span> Montréal.</text:p>
      <text:p text:style-name="P36">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Heading_20_2" text:outline-level="2"><text:bookmark-start text:name="__RefHeading___Toc732_11687079"/>Culture d’entreprise <text:span text:style-name="T28">(Kheira)</text:span><text:bookmark-end text:name="__RefHeading___Toc732_11687079"/></text:h>
      <text:p text:style-name="P37"><text:a xlink:type="simple" xlink:href="https://www.quanticdream.com/fr/our-work-environment" text:style-name="Internet_20_link" text:visited-style-name="Visited_20_Internet_20_Link">https://www.quanticdream.com/fr/our-work-environment</text:a></text:p>
      <text:p text:style-name="Text_20_body">- <text:span text:style-name="T32">faire l’oppostition entre les promesses présentes nottament sur le site /= procès pour env travail toxique</text:span></text:p>
      <text:p text:style-name="P38">- <text:span text:style-name="T33">plainte / environnement <text:s/>de travail toxiques</text:span></text:p>
      <text:p text:style-name="P38">- <text:span text:style-name="T2">confiance / crédibilité du studio permet de prendre son temps pour sortir les jeux | pas de pression de produire bcp mais focus sur la qualité</text:span></text:p>
      <text:h text:style-name="P39" text:outline-level="1"><text:bookmark-start text:name="__RefHeading___Toc2518_11687079"/><text:soft-page-break/>Engagement écologique <text:span text:style-name="T34">(Gabin)</text:span><text:bookmark-end text:name="__RefHeading___Toc2518_11687079"/></text:h>
      <text:h text:style-name="Heading_20_2" text:outline-level="2"><text:bookmark-start text:name="__RefHeading___Toc2291_784684721"/>Under the Waves<text:bookmark-end text:name="__RefHeading___Toc2291_784684721"/></text:h>
      <text:p text:style-name="P40">Le jeu "Under the Waves"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40">L’éditeur Quantic Dream, en partenariat avec des ONG environnementales comme Surfrider Foundation Europe, s’est servi du lancement de "Under the Waves"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40">Quantic Dream a pris plusieurs initiatives pour réduire l’impact environnemental de ses activités, tout en s’engageant à travers le message de "Under the Waves". </text:p>
      <text:p text:style-name="P40">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40">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41" text:outline-level="1"><text:bookmark-start text:name="__RefHeading___Toc174_1724059248"/>Conclusion <text:span text:style-name="T2">(</text:span><text:span text:style-name="T35">Kheira</text:span><text:span text:style-name="T2">)</text:span><text:bookmark-end text:name="__RefHeading___Toc174_1724059248"/></text:h>
      <text:h text:style-name="P5" text:outline-level="1"><text:bookmark-start text:name="__RefHeading___Toc734_11687079"/>Tables des illustrations et figures<text:bookmark-end text:name="__RefHeading___Toc734_11687079"/></text:h>
      <text:p text:style-name="P1"/>
      <text:h text:style-name="P5" text:outline-level="1"><text:bookmark-start text:name="__RefHeading___Toc736_11687079"/>Sitographie<text:bookmark-end text:name="__RefHeading___Toc736_11687079"/></text:h>
      <text:p text:style-name="P1"/>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0T22:13:29.044739846</dc:date>
    <meta:editing-duration>PT3H48M37S</meta:editing-duration>
    <meta:editing-cycles>53</meta:editing-cycles>
    <meta:generator>LibreOffice/24.8.1.2$Linux_X86_64 LibreOffice_project/480$Build-2</meta:generator>
    <meta:print-date>2024-10-09T10:46:25.190271603</meta:print-date>
    <meta:printed-by>Fichiers PDF</meta:printed-by>
    <meta:document-statistic meta:table-count="0" meta:image-count="0" meta:object-count="0" meta:page-count="13" meta:paragraph-count="124" meta:word-count="2832" meta:character-count="17980" meta:non-whitespace-character-count="15270"/>
  </office:meta>
</office:document-meta>
</file>